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  <style:style style:name="T3" style:family="text">
      <style:text-properties officeooo:rsid="0026ca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text:span text:style-name="T3">1de2</text:span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1"><text:a xlink:type="simple" xlink:href="https://coderprog.com/building-serverless-applications/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04T12:20:01.136411987</dc:date>
    <meta:editing-duration>PT12M5S</meta:editing-duration>
    <meta:editing-cycles>8</meta:editing-cycles>
    <meta:document-statistic meta:table-count="0" meta:image-count="0" meta:object-count="0" meta:page-count="1" meta:paragraph-count="5" meta:word-count="5" meta:character-count="307" meta:non-whitespace-character-count="307"/>
  </office:meta>
</office:document-meta>
</file>